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15.522cm"/>
    </style:style>
    <style:style style:name="gr3" style:family="graphic" style:parent-style-name="standard">
      <style:graphic-properties svg:stroke-width="0.02cm" draw:marker-start-width="0.23cm" draw:marker-end-width="0.23cm" draw:fill-color="#e6e64c" draw:textarea-horizontal-align="justify" draw:textarea-vertical-align="top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1cm" svg:stroke-color="#000000" draw:marker-start-width="0.24cm" draw:marker-end-width="0.24cm" draw:fill-color="#e6ff00" draw:opacity="30%" draw:textarea-horizontal-align="justify" draw:textarea-vertical-align="middle" draw:auto-grow-height="false" fo:padding-top="0.13cm" fo:padding-bottom="0.13cm" fo:padding-left="0.255cm" fo:padding-right="0.255cm" draw:shadow-opacity="30%"/>
    </style:style>
    <style:style style:name="gr5" style:family="graphic" style:parent-style-name="standard">
      <style:graphic-properties draw:stroke="dash" draw:stroke-dash="Ultrafine_20_Dashed" svg:stroke-width="0.03cm" svg:stroke-color="#000000" draw:marker-start-width="0.26cm" draw:marker-end-width="0.26cm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gr7" style:family="graphic" style:parent-style-name="standard">
      <style:graphic-properties svg:stroke-width="0.05cm" draw:marker-start-width="0.28cm" draw:marker-end-width="0.28cm" draw:fill="solid" draw:fill-color="#cfe7f5" draw:textarea-horizontal-align="justify" draw:textarea-vertical-align="top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2cm" draw:marker-start-width="0.23cm" draw:marker-end-width="0.23cm" draw:fill-color="#e6e64c" draw:textarea-horizontal-align="justify" draw:textarea-vertical-align="top" draw:auto-grow-height="false" fo:padding-top="0.135cm" fo:padding-bottom="0.135cm" fo:padding-left="0.26cm" fo:padding-right="0.26cm"/>
    </style:style>
    <style:style style:name="gr9" style:family="graphic" style:parent-style-name="standard">
      <style:graphic-properties svg:stroke-width="0.02cm" draw:marker-start-width="0.23cm" draw:marker-end-width="0.23cm" draw:fill-color="#ffff99" draw:textarea-horizontal-align="justify" draw:textarea-vertical-align="top" draw:auto-grow-height="false" fo:padding-top="0.135cm" fo:padding-bottom="0.135cm" fo:padding-left="0.26cm" fo:padding-right="0.26cm"/>
    </style:style>
    <style:style style:name="gr10" style:family="graphic">
      <style:graphic-properties svg:stroke-width="0.05cm" draw:marker-start-width="0.28cm" draw:marker-end-width="0.28cm" draw:fill="solid" draw:fill-color="#cfe7f5" draw:textarea-horizontal-align="justify" draw:textarea-vertical-align="top" draw:auto-grow-height="false" fo:padding-top="0.15cm" fo:padding-bottom="0.15cm" fo:padding-left="0.275cm" fo:padding-right="0.275cm"/>
    </style:style>
    <style:style style:name="gr11" style:family="graphic">
      <style:graphic-properties svg:stroke-width="0.02cm" draw:marker-start-width="0.23cm" draw:marker-end-width="0.23cm" draw:fill-color="#e6e64c" draw:textarea-horizontal-align="justify" draw:textarea-vertical-align="top" draw:auto-grow-height="false" fo:padding-top="0.135cm" fo:padding-bottom="0.135cm" fo:padding-left="0.26cm" fo:padding-right="0.26cm"/>
    </style:style>
    <style:style style:name="gr12" style:family="graphic" style:parent-style-name="standard">
      <style:graphic-properties svg:stroke-width="0.02cm" draw:marker-start-width="0.23cm" draw:marker-end-width="0.23cm" draw:fill-color="#ffff66" draw:textarea-horizontal-align="justify" draw:textarea-vertical-align="top" draw:auto-grow-height="false" fo:padding-top="0.135cm" fo:padding-bottom="0.135cm" fo:padding-left="0.26cm" fo:padding-right="0.26cm"/>
    </style:style>
    <style:style style:name="gr13" style:family="graphic">
      <style:graphic-properties svg:stroke-width="0.02cm" draw:marker-start-width="0.23cm" draw:marker-end-width="0.23cm" draw:fill-color="#ffff99" draw:textarea-horizontal-align="justify" draw:textarea-vertical-align="top" draw:auto-grow-height="false" fo:padding-top="0.135cm" fo:padding-bottom="0.135cm" fo:padding-left="0.26cm" fo:padding-right="0.26cm"/>
    </style:style>
    <style:style style:name="gr14" style:family="graphic" style:parent-style-name="standard">
      <style:graphic-properties svg:stroke-width="0.02cm" draw:marker-start-width="0.23cm" draw:marker-end-width="0.23cm" draw:fill-color="#ffff99" draw:textarea-horizontal-align="justify" draw:textarea-vertical-align="top" draw:auto-grow-height="false" fo:padding-top="0.135cm" fo:padding-bottom="0.135cm" fo:padding-left="0.26cm" fo:padding-right="0.26cm"/>
    </style:style>
    <style:style style:name="gr15" style:family="graphic" style:parent-style-name="standard">
      <style:graphic-properties svg:stroke-width="0.02cm" draw:marker-start-width="0.23cm" draw:marker-end-width="0.23cm" draw:fill-color="#e6ff00" draw:textarea-horizontal-align="justify" draw:textarea-vertical-align="top" draw:auto-grow-height="false" fo:padding-top="0.135cm" fo:padding-bottom="0.135cm" fo:padding-left="0.26cm" fo:padding-right="0.26cm"/>
    </style:style>
    <style:style style:name="gr16" style:family="graphic">
      <style:graphic-properties svg:stroke-width="0.02cm" draw:marker-start-width="0.23cm" draw:marker-end-width="0.23cm" draw:fill-color="#ffff66" draw:textarea-horizontal-align="justify" draw:textarea-vertical-align="top" draw:auto-grow-height="false" fo:padding-top="0.135cm" fo:padding-bottom="0.135cm" fo:padding-left="0.26cm" fo:padding-right="0.26cm"/>
    </style:style>
    <style:style style:name="gr17" style:family="graphic">
      <style:graphic-properties svg:stroke-width="0.02cm" draw:marker-start-width="0.23cm" draw:marker-end-width="0.23cm" draw:fill-color="#e6ff00" draw:textarea-horizontal-align="justify" draw:textarea-vertical-align="top" draw:auto-grow-height="false" fo:padding-top="0.135cm" fo:padding-bottom="0.135cm" fo:padding-left="0.26cm" fo:padding-right="0.26cm"/>
    </style:style>
    <style:style style:name="gr18" style:family="graphic" style:parent-style-name="standard">
      <style:graphic-properties svg:stroke-width="0.02cm" draw:marker-start-width="0.23cm" draw:marker-end-width="0.23cm" draw:fill-color="#ffff66" draw:textarea-horizontal-align="justify" draw:textarea-vertical-align="top" draw:auto-grow-height="false" fo:padding-top="0.135cm" fo:padding-bottom="0.135cm" fo:padding-left="0.26cm" fo:padding-right="0.26cm"/>
    </style:style>
    <style:style style:name="gr19" style:family="graphic">
      <style:graphic-properties svg:stroke-width="0.02cm" draw:marker-start-width="0.23cm" draw:marker-end-width="0.23cm" draw:fill-color="#e6ff00" draw:textarea-horizontal-align="justify" draw:textarea-vertical-align="top" draw:auto-grow-height="fals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fo:font-family="'Ubuntu Mono'" style:font-pitch="fixed" fo:font-size="11pt" style:font-size-asian="11pt" style:font-size-complex="11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Andale Mono'" style:font-pitch="fixed" fo:font-size="12pt" style:font-size-asian="12pt" style:font-size-complex="12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paragraph-properties fo:text-align="start"/>
      <style:text-properties fo:font-family="'Ubuntu Mono'" style:font-pitch="fixed" fo:font-size="12pt" style:font-size-asian="12pt" style:font-size-complex="12pt"/>
    </style:style>
    <style:style style:name="P7" style:family="paragraph">
      <style:paragraph-properties fo:text-align="center"/>
      <style:text-properties fo:font-family="'Ubuntu Mono'" style:font-pitch="fixed" fo:font-size="12pt" style:font-size-asian="12pt" style:font-size-complex="12pt"/>
    </style:style>
    <style:style style:name="P8" style:family="paragraph">
      <style:paragraph-properties fo:text-align="start"/>
      <style:text-properties fo:font-size="12pt"/>
    </style:style>
    <style:style style:name="P9" style:family="paragraph">
      <style:text-properties fo:font-size="12pt"/>
    </style:style>
    <style:style style:name="T1" style:family="text">
      <style:text-properties fo:font-family="'Ubuntu Mono'" style:font-pitch="fixed" fo:font-size="11pt" style:font-size-asian="11pt" style:font-size-complex="11pt"/>
    </style:style>
    <style:style style:name="T2" style:family="text">
      <style:text-properties fo:color="#0000ff" fo:font-family="'Ubuntu Mono'" style:font-pitch="fixed" fo:font-size="11pt" fo:font-style="italic" style:font-size-asian="11pt" style:font-style-asian="italic" style:font-size-complex="11pt" style:font-style-complex="italic"/>
    </style:style>
    <style:style style:name="T3" style:family="text">
      <style:text-properties fo:color="#000000" fo:font-family="'Ubuntu Mono'" style:font-pitch="fixed" fo:font-size="11pt" style:font-size-asian="11pt" style:font-size-complex="11pt"/>
    </style:style>
    <style:style style:name="T4" style:family="text">
      <style:text-properties fo:color="#333333" fo:font-family="'Ubuntu Mono'" style:font-pitch="fixed" fo:font-size="11pt" style:font-size-asian="11pt" style:font-size-complex="11pt"/>
    </style:style>
    <style:style style:name="T5" style:family="text">
      <style:text-properties fo:color="#008080" fo:font-family="'Ubuntu Mono'" style:font-pitch="fixed" fo:font-size="11pt" style:font-size-asian="11pt" style:font-size-complex="11pt"/>
    </style:style>
    <style:style style:name="T6" style:family="text">
      <style:text-properties fo:font-family="'Ubuntu Mono'" style:font-pitch="fixed" fo:font-size="12pt" style:font-size-asian="12pt" style:font-size-complex="12pt"/>
    </style:style>
    <style:style style:name="T7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family="'Ubuntu Mono'" style:font-pitch="fixed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0" style:family="text">
      <style:text-properties fo:font-family="'Ubuntu Mono'" style:font-pitch="fixed"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family="'Ubuntu Mono'" style:font-pitch="fixed" fo:font-size="9pt" fo:font-style="normal" style:font-size-asian="9pt" style:font-style-asian="normal" style:font-size-complex="9pt" style:font-style-complex="normal"/>
    </style:style>
    <style:style style:name="T12" style:family="text">
      <style:text-properties fo:font-family="'Ubuntu Mono'" style:font-pitch="fixed" fo:font-size="6pt" fo:font-style="italic" style:font-size-asian="6pt" style:font-style-asian="italic" style:font-size-complex="6pt" style:font-style-complex="italic"/>
    </style:style>
    <style:style style:name="T13" style:family="text">
      <style:text-properties fo:font-family="'Ubuntu Mono'" style:font-pitch="fixed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4" style:family="text">
      <style:text-properties fo:font-family="'Ubuntu Mono'" style:font-pitch="fixed" fo:font-size="8pt" fo:font-style="normal" style:font-size-asian="8pt" style:font-style-asian="normal" style:font-size-complex="8pt" style:font-style-complex="normal"/>
    </style:style>
    <style:style style:name="T15" style:family="text">
      <style:text-properties fo:font-family="'Ubuntu Mono'" style:font-pitch="fixed" fo:font-size="10pt" fo:font-style="normal" style:font-size-asian="10pt" style:font-style-asian="normal" style:font-size-complex="10pt" style:font-style-complex="normal"/>
    </style:style>
    <style:style style:name="T16" style:family="text">
      <style:text-properties fo:font-family="'Ubuntu Mono'" style:font-pitch="fixed" fo:font-size="8pt" fo:font-style="italic" style:font-size-asian="8pt" style:font-style-asian="italic" style:font-size-complex="8pt" style:font-style-complex="italic"/>
    </style:style>
    <style:style style:name="T17" style:family="text">
      <style:text-properties fo:font-family="'Ubuntu Mono'" style:font-pitch="fixed" fo:font-size="8pt" style:font-size-asian="8pt" style:font-size-complex="8pt"/>
    </style:style>
    <style:style style:name="T18" style:family="text">
      <style:text-properties fo:font-family="'Ubuntu Mono'" style:font-pitch="fixed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9" style:family="text">
      <style:text-properties fo:font-family="'Ubuntu Mono'" style:font-pitch="fixed" fo:font-size="10pt" style:font-size-asian="10pt" style:font-size-complex="10pt"/>
    </style:style>
    <style:style style:name="T20" style:family="text">
      <style:text-properties fo:font-family="'Ubuntu Mono'" style:font-pitch="fixed" fo:font-size="12pt" fo:font-style="normal" style:font-size-asian="12pt" style:font-style-asian="normal" style:font-size-complex="12pt" style:font-style-complex="normal"/>
    </style:style>
    <style:style style:name="T21" style:family="text">
      <style:text-properties fo:font-family="'Ubuntu Mono'" style:font-pitch="fixed" fo:font-size="9pt" style:font-size-asian="9pt" style:font-size-complex="9pt"/>
    </style:style>
    <style:style style:name="T22" style:family="text">
      <style:text-properties fo:font-family="'Ubuntu Mono'" style:font-pitch="fixed" fo:font-size="8pt" fo:language="en" fo:country="US" fo:font-style="normal" style:font-size-asian="8pt" style:font-style-asian="normal" style:font-size-complex="8pt" style:font-style-complex="normal"/>
    </style:style>
    <style:style style:name="T23" style:family="text">
      <style:text-properties fo:font-family="'Ubuntu Mono'" style:font-pitch="fixed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imple FO example" draw:style-name="dp1" draw:master-page-name="Standard">
        <draw:custom-shape draw:style-name="gr1" draw:text-style-name="P1" draw:layer="layout" svg:width="9.668cm" svg:height="3.611cm" svg:x="2.132cm" svg:y="13.5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26cm" svg:height="5.3cm" svg:x="2.14cm" svg:y="6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7.875cm" svg:height="15.772cm" svg:x="1.625cm" svg:y="3.699cm">
          <draw:text-box>
            <text:p><text:span text:style-name="T1">&lt;?xml version="1.0" encoding="UTF-8"?&gt;</text:span></text:p>
            <text:p><text:span text:style-name="T1"/></text:p>
            <text:p><text:span text:style-name="T2">&lt;!-- helloworld.fo --&gt;</text:span></text:p>
            <text:p><text:span text:style-name="T1"/></text:p>
            <text:p><text:span text:style-name="T1"/></text:p>
            <text:p><text:span text:style-name="T1">&lt;</text:span><text:span text:style-name="T3">root</text:span><text:span text:style-name="T1"> </text:span><text:span text:style-name="T4">xmlns=</text:span><text:span text:style-name="T5">'http://www.w3.org/1999/XSL/Format'</text:span><text:span text:style-name="T1">&gt;</text:span></text:p>
            <text:p><text:span text:style-name="T1"/></text:p>
            <text:p><text:span text:style-name="T1"><text:s text:c="2"/></text:span><text:span text:style-name="T1">&lt;layout-master-set&gt;</text:span></text:p>
            <text:p><text:span text:style-name="T1"/></text:p>
            <text:p><text:span text:style-name="T1"><text:s text:c="4"/></text:span><text:span text:style-name="T1">&lt;</text:span><text:span text:style-name="T3">simple-page-master</text:span><text:span text:style-name="T1"> </text:span><text:span text:style-name="T4">master-name=</text:span><text:span text:style-name="T5">'A4'</text:span></text:p>
            <text:p><text:span text:style-name="T1"><text:s text:c="24"/></text:span><text:span text:style-name="T4">page-height=</text:span><text:span text:style-name="T5">'297mm'</text:span></text:p>
            <text:p><text:span text:style-name="T1"><text:s text:c="24"/></text:span><text:span text:style-name="T4">page-width=</text:span><text:span text:style-name="T5">'210mm'</text:span></text:p>
            <text:p><text:span text:style-name="T1"><text:s text:c="24"/></text:span><text:span text:style-name="T4">margin=</text:span><text:span text:style-name="T5">'20mm'</text:span><text:span text:style-name="T1">&gt;</text:span></text:p>
            <text:p><text:span text:style-name="T1"/></text:p>
            <text:p><text:span text:style-name="T1"><text:s text:c="6"/></text:span><text:span text:style-name="T1">&lt;region-body </text:span><text:span text:style-name="T4">region-name=</text:span><text:span text:style-name="T5">'xsl-region-body'</text:span></text:p>
            <text:p><text:span text:style-name="T1"><text:tab/></text:span><text:span text:style-name="T1"><text:tab/></text:span><text:span text:style-name="T1"> <text:s text:c="4"/></text:span><text:span text:style-name="T4">margin-top=</text:span><text:span text:style-name="T5">'10mm'</text:span><text:span text:style-name="T1"> /&gt;</text:span></text:p>
            <text:p><text:span text:style-name="T1"/></text:p>
            <text:p><text:span text:style-name="T1"><text:s text:c="4"/></text:span><text:span text:style-name="T1">&lt;/simple-page-master&gt;</text:span></text:p>
            <text:p><text:span text:style-name="T1"/></text:p>
            <text:p><text:span text:style-name="T1"><text:s text:c="2"/></text:span><text:span text:style-name="T1">&lt;/layout-master-set&gt;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<text:s text:c="2"/></text:span><text:span text:style-name="T1">&lt;page-sequence </text:span><text:span text:style-name="T4">master-reference=</text:span><text:span text:style-name="T5">'A4'</text:span><text:span text:style-name="T1">&gt;</text:span></text:p>
            <text:p><text:span text:style-name="T1"/></text:p>
            <text:p><text:span text:style-name="T1"><text:s text:c="4"/></text:span><text:span text:style-name="T1">&lt;flow </text:span><text:span text:style-name="T4">flow-name=</text:span><text:span text:style-name="T5">'xsl-region-body'</text:span><text:span text:style-name="T1">&gt;</text:span></text:p>
            <text:p><text:span text:style-name="T1"/></text:p>
            <text:p><text:span text:style-name="T1"><text:s text:c="6"/></text:span><text:span text:style-name="T1">&lt;block </text:span><text:span text:style-name="T4">font-size=</text:span><text:span text:style-name="T5">'30'</text:span><text:span text:style-name="T1">&gt;Hello FO world&lt;/block&gt;</text:span></text:p>
            <text:p><text:span text:style-name="T1"/></text:p>
            <text:p><text:span text:style-name="T1"><text:s text:c="4"/></text:span><text:span text:style-name="T1">&lt;/flow&gt;</text:span></text:p>
            <text:p><text:span text:style-name="T1"/></text:p>
            <text:p><text:span text:style-name="T1"><text:s text:c="2"/></text:span><text:span text:style-name="T1">&lt;/page-sequence&gt;</text:span></text:p>
            <text:p><text:span text:style-name="T1"/></text:p>
            <text:p><text:span text:style-name="T1"/></text:p>
            <text:p><text:span text:style-name="T1">&lt;/root&gt;</text:span></text:p>
          </draw:text-box>
        </draw:frame>
        <draw:custom-shape draw:style-name="gr3" draw:text-style-name="P4" draw:layer="layout" svg:width="4.6cm" svg:height="2.2cm" svg:x="13.2cm" svg:y="6.5cm">
          <text:p text:style-name="P3"><text:span text:style-name="T6">&lt;layout-master-set&gt;</text:span></text:p>
          <text:p text:style-name="P3"><text:span text:style-name="T7">defines the format</text:span></text:p>
          <text:p text:style-name="P3"><text:span text:style-name="T7">and layout of the</text:span></text:p>
          <text:p text:style-name="P3"><text:span text:style-name="T7">document pages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4cm" svg:height="3.6cm" svg:x="13.2cm" svg:y="13.475cm">
          <text:p text:style-name="P3"><text:span text:style-name="T7">A FO-document needs one</text:span></text:p>
          <text:p text:style-name="P3"><text:span text:style-name="T7">or more </text:span><text:span text:style-name="T6">&lt;page-sequence&gt;</text:span><text:span text:style-name="T7">.</text:span></text:p>
          <text:p text:style-name="P3"><text:span text:style-name="T7"/></text:p>
          <text:p text:style-name="P3"><text:span text:style-name="T7">Each refers to a specific</text:span></text:p>
          <text:p text:style-name="P3"><text:span text:style-name="T6">&lt;simple page-master&gt;</text:span></text:p>
          <text:p text:style-name="P3"><text:span text:style-name="T7">and can contain one</text:span></text:p>
          <text:p text:style-name="P3"><text:span text:style-name="T7">or more </text:span><text:span text:style-name="T6">&lt;flow&gt;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4.521cm" svg:height="0.5cm" svg:x="5.079cm" svg:y="13.5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" draw:id="id1" draw:layer="layout" svg:width="3.241cm" svg:height="0.438cm" svg:x="6.459cm" svg:y="7.3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9.7cm" svg:y1="7.54cm" svg:x2="9.6cm" svg:y2="13.771cm" draw:start-shape="id1" draw:start-glue-point="1" draw:end-shape="id2" draw:end-glue-point="1" svg:d="m9700 7540h504v6231h-604" svg:viewBox="0 0 605 6232">
          <text:p/>
        </draw:connector>
        <draw:custom-shape draw:style-name="gr3" draw:text-style-name="P4" draw:layer="layout" svg:width="4.4cm" svg:height="2.2cm" svg:x="13.2cm" svg:y="9.4cm">
          <text:p text:style-name="P3"><text:span text:style-name="T6">&lt;region-*&gt;</text:span><text:span text:style-name="T7"> elements</text:span></text:p>
          <text:p text:style-name="P3"><text:span text:style-name="T7">sets up basic values</text:span></text:p>
          <text:p text:style-name="P3"><text:span text:style-name="T7">for specific </text:span><text:span text:style-name="T6">&lt;flow&gt;</text:span><text:span text:style-name="T7"> areas</text:span></text:p>
          <text:p text:style-name="P3"><text:span text:style-name="T7">of the pag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cm" svg:height="1.7cm" svg:x="13.2cm" svg:y="17.375cm">
          <text:p text:style-name="P3"><text:span text:style-name="T6">&lt;block&gt;</text:span><text:span text:style-name="T7"> is the most basic</text:span></text:p>
          <text:p text:style-name="P3"><text:span text:style-name="T7">”</text:span><text:span text:style-name="T7">building block”</text:span></text:p>
          <text:p text:style-name="P3"><text:span text:style-name="T7">of a FO documen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5.7cm" svg:height="0.438cm" svg:x="5.522cm" svg:y="9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1.222cm" svg:y1="9.497cm" svg:x2="9.3cm" svg:y2="14.535cm" draw:start-shape="id3" draw:start-glue-point="1" draw:end-shape="id4" draw:end-glue-point="1" svg:d="m11222 9497h505v5038h-2427" svg:viewBox="0 0 2428 5039">
          <text:p/>
        </draw:connector>
        <draw:custom-shape draw:style-name="gr4" draw:text-style-name="P1" xml:id="id4" draw:id="id4" draw:layer="layout" svg:width="5.5cm" svg:height="0.477cm" svg:x="3.8cm" svg:y="14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9.7cm" svg:height="1.276cm" svg:x="5.65cm" svg:y="1.7cm">
          <draw:text-box>
            <text:p text:style-name="P5"><text:span text:style-name="T8">Simple FO example</text:span></text:p>
          </draw:text-box>
        </draw:frame>
      </draw:page>
      <draw:page draw:name="FO structure overview" draw:style-name="dp1" draw:master-page-name="Standard">
        <draw:custom-shape draw:style-name="gr7" draw:text-style-name="P6" draw:layer="layout" svg:width="18.1cm" svg:height="10cm" svg:x="1.3cm" svg:y="4.5cm">
          <text:p text:style-name="P3"><text:span text:style-name="T6">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7.2cm" svg:height="1.9cm" svg:x="1.492cm" svg:y="11.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7.2cm" svg:height="1.9cm" svg:x="1.692cm" svg:y="11.926cm">
          <text:p text:style-name="P3"><text:span text:style-name="T6">page-sequence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7.2cm" svg:height="1.9cm" svg:x="1.672cm" svg:y="5.372cm">
          <text:p><text:span text:style-name="T6">layout-master-set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7.2cm" svg:height="1.9cm" svg:x="1.672cm" svg:y="9.472cm">
          <text:p><text:span text:style-name="T6">bookmark-tree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7.2cm" svg:height="1.9cm" svg:x="1.672cm" svg:y="7.42cm">
          <text:p><text:span text:style-name="T6">declarations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9.7cm" svg:height="1.276cm" svg:x="5.65cm" svg:y="1.4cm">
          <draw:text-box>
            <text:p text:style-name="P5"><text:span text:style-name="T8">FO structure overview</text:span></text:p>
          </draw:text-box>
        </draw:frame>
      </draw:page>
      <draw:page draw:name="FO structure overview 2" draw:style-name="dp1" draw:master-page-name="Standard">
        <draw:custom-shape draw:style-name="gr7" draw:text-style-name="P6" draw:layer="layout" svg:width="19cm" svg:height="25.6cm" svg:x="1cm" svg:y="3.1cm">
          <text:p text:style-name="P3"><text:span text:style-name="T6">root</text:span></text:p>
          <text:p text:style-name="P3"><text:span text:style-name="T9">media-usage</text:span><text:span text:style-name="T10">=”auto|paginate|bounded-in-one-dimension|unbounded”</text:span></text:p>
          <text:p text:style-name="P3"><text:span text:style-name="T10"/></text:p>
          <text:p text:style-name="P3"><text:span text:style-name="T11">The root (top) node for XSL-FO 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4.5cm" svg:height="0.9cm" svg:x="1.2cm" svg:y="5.1cm">
          <text:p text:style-name="P3"><text:span text:style-name="T6">layout-master-set</text:span></text:p>
          <text:p text:style-name="P3"><text:span text:style-name="T12">Holds all masters used in a doc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4.3cm" svg:height="0.9cm" svg:x="2.2cm" svg:y="6.2cm">
          <text:p text:style-name="P3"><text:span text:style-name="T6">simple-page-master</text:span></text:p>
          <text:p text:style-name="P3"><text:span text:style-name="T12">Defines the size and shape of a 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3.2cm" svg:height="1cm" svg:x="4.9cm" svg:y="7.6cm">
          <text:p text:style-name="P3"><text:span text:style-name="T6">region-before</text:span></text:p>
          <text:p text:style-name="P3"><text:span text:style-name="T12">Defines a page 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2.9cm" svg:height="0.9cm" svg:x="8.3cm" svg:y="7.6cm">
          <text:p text:style-name="P3"><text:span text:style-name="T6">region-body</text:span></text:p>
          <text:p text:style-name="P3"><text:span text:style-name="T12">Defines a page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4.2cm" svg:height="0.9cm" svg:x="4.8cm" svg:y="8.7cm">
          <text:p text:style-name="P3"><text:span text:style-name="T6">region-end</text:span></text:p>
          <text:p text:style-name="P3"><text:span text:style-name="T12">Defines the right sidebar of a 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4.2cm" svg:height="0.9cm" svg:x="9.2cm" svg:y="8.7cm">
          <text:p text:style-name="P3"><text:span text:style-name="T6">region-start</text:span></text:p>
          <text:p text:style-name="P3"><text:span text:style-name="T12">Defines the left sidebar of a 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3.2cm" svg:height="0.9cm" svg:x="11.3cm" svg:y="7.6cm">
          <text:p text:style-name="P3"><text:span text:style-name="T6">region-after</text:span></text:p>
          <text:p text:style-name="P3"><text:span text:style-name="T12">Defines a page foo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7.7cm" svg:height="0.9cm" svg:x="1.1cm" svg:y="10.5cm">
          <text:p text:style-name="P3"><text:span text:style-name="T6">page-sequence-master</text:span></text:p>
          <text:p text:style-name="P3"><text:span text:style-name="T12">Specifies which simple-page-masters are to be used and in which or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7.7cm" svg:height="0.9cm" svg:x="3.9cm" svg:y="11.8cm">
          <text:p text:style-name="P3"><text:span text:style-name="T6">repeatable-page-master-alternatives</text:span></text:p>
          <text:p text:style-name="P3"><text:span text:style-name="T12">Specifies repetition of a set of simple-page-mas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7.2cm" svg:height="0.9cm" svg:x="4cm" svg:y="14.4cm">
          <text:p text:style-name="P3"><text:span text:style-name="T6">repeatable-page-master-reference</text:span></text:p>
          <text:p text:style-name="P3"><text:span text:style-name="T12">Specifies repetition of a single simple-page-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6.4cm" svg:height="1.1cm" svg:x="4cm" svg:y="13.1cm">
          <text:p text:style-name="P3"><text:span text:style-name="T6">single-page-master-reference</text:span></text:p>
          <text:p text:style-name="P3"><text:span text:style-name="T12">Specifies a page-master to be used at a given point</text:span></text:p>
          <text:p text:style-name="P3"><text:span text:style-name="T12">in the sequence of p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7.9cm" svg:height="1cm" svg:x="5cm" svg:y="15.4cm">
          <text:p text:style-name="P3"><text:span text:style-name="T6">conditional-page-master-reference</text:span></text:p>
          <text:p text:style-name="P3"><text:span text:style-name="T12">Specifies a page-master to be used when the conditions defined are 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6.1cm" svg:height="1.1cm" svg:x="1cm" svg:y="19.9cm">
          <text:p text:style-name="P3"><text:span text:style-name="T6">page-sequence</text:span></text:p>
          <text:p text:style-name="P3"><text:span text:style-name="T12">A container for page output elements. There will</text:span></text:p>
          <text:p text:style-name="P3"><text:span text:style-name="T12">be one &lt;fo:page-sequence&gt; object for each page lay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4.9cm" svg:height="1cm" svg:x="1.7cm" svg:y="18cm">
          <text:p text:style-name="P3"><text:span text:style-name="T6">color-profile</text:span></text:p>
          <text:p text:style-name="P3"><text:span text:style-name="T12">Defines a color-profile for a styleshe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2cm" svg:height="1cm" svg:x="1.1cm" svg:y="16.9cm">
          <text:p text:style-name="P3"><text:span text:style-name="T6">declarations</text:span></text:p>
          <text:p text:style-name="P3"><text:span text:style-name="T12">Groups global declarations for a styleshe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6.475cm" svg:height="1cm" svg:x="2.725cm" svg:y="22.3cm">
          <text:p text:style-name="P3"><text:span text:style-name="T6">block</text:span></text:p>
          <text:p text:style-name="P3"><text:span text:style-name="T12">Defines a block of output (e.g. paragraphs and tit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4.025cm" svg:height="1.1cm" svg:x="4.5cm" svg:y="24.7cm">
          <text:p text:style-name="P3"><text:span text:style-name="T6">character</text:span></text:p>
          <text:p text:style-name="P3"><text:span text:style-name="T12">Specifies a character that will be</text:span></text:p>
          <text:p text:style-name="P3"><text:span text:style-name="T12">mapped to a glyph for pres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4cm" svg:height="1cm" svg:x="2.1cm" svg:y="21.2cm">
          <text:p text:style-name="P3"><text:span text:style-name="T6">flow</text:span></text:p>
          <text:p text:style-name="P3"><text:span text:style-name="T12">Contains all elements to be printed to a 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4.6cm" svg:height="1.1cm" svg:x="4.5cm" svg:y="23.4cm">
          <text:p text:style-name="P3"><text:span text:style-name="T6">inline</text:span></text:p>
          <text:p text:style-name="P3"><text:span text:style-name="T12">Formats a part of a text with a</text:span></text:p>
          <text:p text:style-name="P3"><text:span text:style-name="T12">background or enclosing it in a bor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8cm" svg:height="1.1cm" svg:x="2cm" svg:y="26cm">
          <text:p text:style-name="P3"><text:span text:style-name="T6">static-content</text:span></text:p>
          <text:p text:style-name="P3"><text:span text:style-name="T12">Contains static content (e.g. headers and footers)</text:span></text:p>
          <text:p text:style-name="P3"><text:span text:style-name="T12">that will be repeated on many p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10.95cm" svg:height="1.276cm" svg:x="5.025cm" svg:y="1.4cm">
          <draw:text-box>
            <text:p text:style-name="P5"><text:span text:style-name="T8">FO structure overview 2</text:span></text:p>
          </draw:text-box>
        </draw:frame>
      </draw:page>
      <draw:page draw:name="FO structure overview 3" draw:style-name="dp1" draw:master-page-name="Standard">
        <draw:custom-shape draw:style-name="gr10" draw:text-style-name="P6" draw:layer="Layout" svg:width="19cm" svg:height="24.6cm" svg:x="1cm" svg:y="4.1cm">
          <text:p text:style-name="P8"><text:span text:style-name="T6">fo:root</text:span></text:p>
          <text:p text:style-name="P8"><text:span text:style-name="T13">media-usage</text:span><text:span text:style-name="T14">=”auto|paginate|bounded-in-one-dimension|unbounded”</text:span></text:p>
          <text:p text:style-name="P8"><text:span text:style-name="T10"/></text:p>
          <text:p text:style-name="P8"><text:span text:style-name="T15">The root (top) node for XSL-FO 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18.3cm" svg:height="21.6cm" svg:x="1.4cm" svg:y="6.8cm">
          <text:p text:style-name="P9"><text:span text:style-name="T6">layout-master-set</text:span></text:p>
          <text:p text:style-name="P8"><text:span text:style-name="T16">-</text:span></text:p>
          <text:p text:style-name="P8"><text:span text:style-name="T15">Holds all masters used in a doc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" draw:text-style-name="P6" draw:layer="layout" svg:width="17.012cm" svg:height="8.613cm" svg:x="1.7cm" svg:y="9.7cm">
            <text:p text:style-name="P3"><text:span text:style-name="T6">simple-page-master</text:span></text:p>
            <text:p text:style-name="P3"><text:span text:style-name="T17">margin-top margin-bottom margin-left margin-right space-before space-after start-indent end-indent master-name</text:span></text:p>
            <text:p text:style-name="P3"><text:span text:style-name="T17">page-height page-width reference-orientation writing-mode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17.012cm" svg:height="8.614cm" svg:x="1.879cm" svg:y="9.828cm">
            <text:p text:style-name="P3"><text:span text:style-name="T6">simple-page-master</text:span></text:p>
            <text:p text:style-name="P3"><text:span text:style-name="T17">margin-top margin-bottom margin-left margin-right space-before space-after start-indent end-indent master-name</text:span></text:p>
            <text:p text:style-name="P3"><text:span text:style-name="T17">page-height page-width reference-orientation writing-mode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17.012cm" svg:height="8.613cm" svg:x="2.063cm" svg:y="9.987cm">
            <text:p text:style-name="P3"><text:span text:style-name="T6">simple-page-master</text:span></text:p>
            <text:p text:style-name="P3"><text:span text:style-name="T18">master-name</text:span><text:span text:style-name="T13">=”name”</text:span><text:span text:style-name="T14"> page-height=”auto|indefinite|length” page-width=”auto|indefinite|length”</text:span></text:p>
            <text:p text:style-name="P3"><text:span text:style-name="T14">[margin-top;margin-bottom;margin-left;margin-right]=”auto|length|percentage” [space-before;space-after]=”space”</text:span></text:p>
            <text:p text:style-name="P3"><text:span text:style-name="T14">[end-indent;start-indent]=”length|percentage” reference-orientation=”0|90|180|270|-90|-180|-270”</text:span></text:p>
            <text:p text:style-name="P3"><text:span text:style-name="T14">writing-mode=”lr-tb|rl-tb|tb-rl|lr|rl|tb”</text:span></text:p>
            <text:p text:style-name="P3"><text:span text:style-name="T17"/></text:p>
            <text:p text:style-name="P3"><text:span text:style-name="T19">Defines the size and shape of a page 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6" draw:layer="layout" svg:width="9.076cm" svg:height="7.69cm" svg:x="1.952cm" svg:y="19.9cm">
            <text:p text:style-name="P3"><text:span text:style-name="T6">page-sequence-master</text:span></text:p>
            <text:p text:style-name="P3"><text:span text:style-name="T16">master-name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9.076cm" svg:height="7.69cm" svg:x="2.124cm" svg:y="20.058cm">
            <text:p text:style-name="P3"><text:span text:style-name="T6">page-sequence-master</text:span></text:p>
            <text:p text:style-name="P3"><text:span text:style-name="T16">master-name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9.076cm" svg:height="7.69cm" svg:x="2.324cm" svg:y="20.228cm">
            <text:p text:style-name="P3"><text:span text:style-name="T6">page-sequence-master</text:span></text:p>
            <text:p text:style-name="P3"><text:span text:style-name="T16">master-name</text:span>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6" draw:layer="Layout" svg:width="16.2cm" svg:height="5.658cm" svg:x="2.4cm" svg:y="12.642cm">
          <text:p text:style-name="P8"><text:span text:style-name="T6">region-body; region-before; region-after; region-start; region-end;</text:span></text:p>
          <text:p text:style-name="P8"><text:span text:style-name="T18">region-name</text:span><text:span text:style-name="T14">=”name” background-attachment=”scroll|fixed” background-color=”transparent|color”</text:span></text:p>
          <text:p text:style-name="P8"><text:span text:style-name="T14">background-image=”none|URL” background-repeat=”repeat|repeat-x|repeat-y|no-repeat”</text:span></text:p>
          <text:p text:style-name="P8"><text:span text:style-name="T14">background-position-horizontal background-position-vertical</text:span></text:p>
          <text:p text:style-name="P8"><text:span text:style-name="T14">[border-bottom-color;border-right-color;border-left-color;border-top-color;</text:span></text:p>
          <text:p text:style-name="P8"><text:span text:style-name="T14">border-start-color;border-end-color;border-before-color;border-after-color]=”</text:span><text:span text:style-name="T16">color</text:span><text:span text:style-name="T14">”</text:span></text:p>
          <text:p text:style-name="P8"><text:span text:style-name="T14">[border-start-style;border-end-style;border-top-style;border-bottom-style;</text:span></text:p>
          <text:p text:style-name="P8"><text:span text:style-name="T14">border-right-style;border-left-style;border-before-style;border-after-style;]</text:span></text:p>
          <text:p text:style-name="P8"><text:span text:style-name="T14">=”none|hidden|dotted|dashed|solid|double|groove|ridge|inset|outset”</text:span></text:p>
          <text:p text:style-name="P8"><text:span text:style-name="T14">[border-top-width;border-bottom-width;border-end-width;border-left-width;border-right-width;</text:span></text:p>
          <text:p text:style-name="P8"><text:span text:style-name="T14">border-start-width;border-before-width;border-after-width]=”thin|medium|thick|</text:span><text:span text:style-name="T16">length</text:span><text:span text:style-name="T14">|</text:span><text:span text:style-name="T16">length-conditional</text:span><text:span text:style-name="T14">”</text:span></text:p>
          <text:p text:style-name="P8"><text:span text:style-name="T14">[padding-before;padding-after;padding-start;padding-end;padding-top;</text:span></text:p>
          <text:p text:style-name="P8"><text:span text:style-name="T14">Padding-bottom;padding-left;padding-right]=”auto|</text:span><text:span text:style-name="T16">length</text:span><text:span text:style-name="T14">|</text:span><text:span text:style-name="T16">percentage</text:span><text:span text:style-name="T14">|</text:span><text:span text:style-name="T16">length-conditional</text:span><text:span text:style-name="T14">”</text:span></text:p>
          <text:p text:style-name="P8"><text:span text:style-name="T14">[margin-top;margin-bottom;margin-left;margin-right]=”auto|</text:span><text:span text:style-name="T16">length</text:span><text:span text:style-name="T14">|</text:span><text:span text:style-name="T16">percentage</text:span><text:span text:style-name="T14">”</text:span></text:p>
          <text:p text:style-name="P8"><text:span text:style-name="T14">[space-before;space-after]=”</text:span><text:span text:style-name="T16">space</text:span><text:span text:style-name="T14">” start-indent end-indent clip column-count column-gap display-align</text:span></text:p>
          <text:p text:style-name="P8"><text:span text:style-name="T14">overflow reference-orientation writing-mode</text:span></text:p>
          <text:p text:style-name="P8"><text:span text:style-name="T16"/></text:p>
          <text:p text:style-name="P8"><text:span text:style-name="T15">Defines a page body</text:span>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6" draw:layer="layout" svg:width="6.475cm" svg:height="1.089cm" svg:x="2.552cm" svg:y="21.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6.475cm" svg:height="1.089cm" svg:x="2.652cm" svg:y="21.46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6.475cm" svg:height="1.089cm" svg:x="2.758cm" svg:y="21.611cm">
            <text:p text:style-name="P3"><text:span text:style-name="T6">single-page-master-reference</text:span></text:p>
            <text:p text:style-name="P3"><text:span text:style-name="T16">master-referen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4" draw:text-style-name="P6" draw:layer="layout" svg:width="7.374cm" svg:height="1.008cm" svg:x="2.574cm" svg:y="22.88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7.374cm" svg:height="1.008cm" svg:x="2.674cm" svg:y="23.05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7.374cm" svg:height="1.008cm" svg:x="2.774cm" svg:y="23.192cm">
            <text:p text:style-name="P3"><text:span text:style-name="T6">repeatable-page-master-reference</text:span></text:p>
            <text:p text:style-name="P3"><text:span text:style-name="T16">maximum-repeat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6" draw:layer="layout" svg:width="8.274cm" svg:height="2.853cm" svg:x="2.508cm" svg:y="24.4cm">
            <text:p text:style-name="P3"><text:span text:style-name="T6">repeatable-page-master-alternatives</text:span></text:p>
            <text:p text:style-name="P3"><text:span text:style-name="T16">maximum-repeats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8.274cm" svg:height="2.853cm" svg:x="2.668cm" svg:y="24.572cm">
            <text:p text:style-name="P3"><text:span text:style-name="T6">repeatable-page-master-alternatives</text:span></text:p>
            <text:p text:style-name="P3"><text:span text:style-name="T16">maximum-repeats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8.274cm" svg:height="2.853cm" svg:x="2.868cm" svg:y="24.771cm">
            <text:p text:style-name="P3"><text:span text:style-name="T6">repeatable-page-master-alternatives</text:span></text:p>
            <text:p text:style-name="P3"><text:span text:style-name="T16">maximum-repeat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6" draw:layer="layout" svg:width="7.4cm" svg:height="1.383cm" svg:x="3.126cm" svg:y="25.8cm">
            <text:p text:style-name="P3"><text:span text:style-name="T6">conditional-page-master-reference</text:span></text:p>
            <text:p text:style-name="P3"><text:span text:style-name="T16">master-reference, page-position</text:span></text:p>
            <text:p text:style-name="P3"><text:span text:style-name="T16">odd-or-even, blank-or-not-blank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7.4cm" svg:height="1.383cm" svg:x="3.247cm" svg:y="25.938cm">
            <text:p text:style-name="P3"><text:span text:style-name="T6">conditional-page-master-reference</text:span></text:p>
            <text:p text:style-name="P3"><text:span text:style-name="T16">master-reference, page-position</text:span></text:p>
            <text:p text:style-name="P3"><text:span text:style-name="T16">odd-or-even, blank-or-not-blank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7.4cm" svg:height="1.383cm" svg:x="3.405cm" svg:y="26.069cm">
            <text:p text:style-name="P3"><text:span text:style-name="T6">conditional-page-master-reference</text:span></text:p>
            <text:p text:style-name="P3"><text:span text:style-name="T16">master-reference page-position</text:span></text:p>
            <text:p text:style-name="P3"><text:span text:style-name="T16">Odd-or-even blank-or-not-blank</text:span></text:p>
            <draw:enhanced-geometry svg:viewBox="0 0 21600 21600" draw:type="rectangle" draw:enhanced-path="M 0 0 L 21600 0 21600 21600 0 21600 0 0 Z N"/>
          </draw:custom-shape>
        </draw:g>
        <draw:frame draw:style-name="gr6" draw:text-style-name="P5" draw:layer="layout" svg:width="10.95cm" svg:height="1.276cm" svg:x="5.025cm" svg:y="1.4cm">
          <draw:text-box>
            <text:p text:style-name="P5"><text:span text:style-name="T8">FO structure overview 3</text:span></text:p>
          </draw:text-box>
        </draw:frame>
      </draw:page>
      <draw:page draw:name="page5" draw:style-name="dp1" draw:master-page-name="Standard">
        <draw:custom-shape draw:style-name="gr10" draw:text-style-name="P6" draw:layer="Layout" svg:width="19cm" svg:height="24.1cm" svg:x="1cm" svg:y="4.6cm">
          <text:p text:style-name="P8"><text:span text:style-name="T20">fo:root</text:span></text:p>
          <text:p text:style-name="P8"><text:span text:style-name="T13">media-usage</text:span><text:span text:style-name="T14">=”auto|paginate|bounded-in-one-dimension|unbounded”</text:span></text:p>
          <text:p text:style-name="P8"><text:span text:style-name="T10"/></text:p>
          <text:p text:style-name="P8"><text:span text:style-name="T15">The root (top) node for XSL-FO 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10.9cm" svg:height="10cm" svg:x="4.3cm" svg:y="18.1cm">
          <text:p text:style-name="P9"><text:span text:style-name="T6">bookmark-tree</text:span></text:p>
          <text:p text:style-name="P8"><text:span text:style-name="T15">-</text:span></text:p>
          <text:p text:style-name="P8"><text:span text:style-name="T15">The fo:bookmark-tree formatting object is used</text:span></text:p>
          <text:p text:style-name="P8"><text:span text:style-name="T15">to hold a list of access points within the</text:span></text:p>
          <text:p text:style-name="P8"><text:span text:style-name="T15">document such as a table of contents, a list of</text:span></text:p>
          <text:p text:style-name="P8"><text:span text:style-name="T15">figures or tables, etc. Each access point is</text:span></text:p>
          <text:p text:style-name="P8"><text:span text:style-name="T15">called a bookmark.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0.5cm" svg:height="6.9cm" svg:x="4.5cm" svg:y="21cm">
          <text:p text:style-name="P8"><text:span text:style-name="T6">bookmark</text:span></text:p>
          <text:p text:style-name="P8"><text:span text:style-name="T17">source-document role external-destination=”URI”</text:span></text:p>
          <text:p text:style-name="P8"><text:span text:style-name="T17">Internal-destination starting-state</text:span></text:p>
          <text:p text:style-name="P8"><text:span text:style-name="T21"><text:s/></text:span></text:p>
          <text:p text:style-name="P8"><text:span text:style-name="T15">The fo:bookmark formatting object is used to identify</text:span></text:p>
          <text:p text:style-name="P8"><text:span text:style-name="T15">an access point, by name, and to specify where that</text:span></text:p>
          <text:p text:style-name="P8"><text:span text:style-name="T15">access point is within the current document or another</text:span></text:p>
          <text:p text:style-name="P8"><text:span text:style-name="T15">external document. A given bookmark may be further</text:span></text:p>
          <text:p text:style-name="P8"><text:span text:style-name="T15">subdivided into a sequence of (sub-)bookmarks to</text:span></text:p>
          <text:p text:style-name="P8"><text:span text:style-name="T15">as many levels as the authors desir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6.8cm" svg:height="2.8cm" svg:x="4.8cm" svg:y="24.9cm">
          <text:p text:style-name="P8"><text:span text:style-name="T6">bookmark-title</text:span></text:p>
          <text:p text:style-name="P8"><text:span text:style-name="T17">source-document role color</text:span></text:p>
          <text:p text:style-name="P8"><text:span text:style-name="T17">font-style font-weight</text:span></text:p>
          <text:p text:style-name="P8"><text:span text:style-name="T21"/></text:p>
          <text:p text:style-name="P8"><text:span text:style-name="T15">The fo:bookmark-title formatting</text:span></text:p>
          <text:p text:style-name="P8"><text:span text:style-name="T15">object is used to identify, in human</text:span></text:p>
          <text:p text:style-name="P8"><text:span text:style-name="T15">readable form, an access point.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5.3cm" svg:height="4.3cm" svg:x="12.7cm" svg:y="13cm">
          <text:p text:style-name="P9"><text:span text:style-name="T6">declarations</text:span></text:p>
          <text:p text:style-name="P9"><text:span text:style-name="T21">-</text:span></text:p>
          <text:p text:style-name="P9"><text:span text:style-name="T19">Groups global declarations</text:span></text:p>
          <text:p text:style-name="P9"><text:span text:style-name="T19">for a styleshe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4.7cm" svg:height="2.4cm" svg:x="13cm" svg:y="14.7cm">
          <text:p text:style-name="P8"><text:span text:style-name="T6">color-profile</text:span></text:p>
          <text:p text:style-name="P8"><text:span text:style-name="T14">src color-profile-name</text:span></text:p>
          <text:p text:style-name="P8"><text:span text:style-name="T14">rendering-intent</text:span></text:p>
          <text:p text:style-name="P8"><text:span text:style-name="T16"/></text:p>
          <text:p text:style-name="P8"><text:span text:style-name="T15">Defines a color-profile</text:span></text:p>
          <text:p text:style-name="P8"><text:span text:style-name="T15">for a styleshe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10.95cm" svg:height="1.276cm" svg:x="5.025cm" svg:y="1.4cm">
          <draw:text-box>
            <text:p text:style-name="P5"><text:span text:style-name="T8">FO structure overview 4</text:span></text:p>
          </draw:text-box>
        </draw:frame>
      </draw:page>
      <draw:page draw:name="FO structure overview 5" draw:style-name="dp1" draw:master-page-name="Standard">
        <draw:custom-shape draw:style-name="gr10" draw:text-style-name="P6" draw:layer="Layout" svg:width="19cm" svg:height="24.3cm" svg:x="1cm" svg:y="4.4cm">
          <text:p text:style-name="P8"><text:span text:style-name="T20">fo:root</text:span></text:p>
          <text:p text:style-name="P8"><text:span text:style-name="T13">media-usage</text:span><text:span text:style-name="T14">=”auto|paginate|bounded-in-one-dimension|unbounded”</text:span></text:p>
          <text:p text:style-name="P8"><text:span text:style-name="T10"/></text:p>
          <text:p text:style-name="P8"><text:span text:style-name="T15">The root (top) node for XSL-FO 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18.256cm" svg:height="18.1cm" svg:x="1.344cm" svg:y="6.6cm">
          <text:p text:style-name="P9"><text:span text:style-name="T20">page-sequence</text:span></text:p>
          <text:p text:style-name="P8"><text:span text:style-name="T14">master-reference=”</text:span><text:span text:style-name="T16">name</text:span><text:span text:style-name="T14">” id=”</text:span><text:span text:style-name="T16">id</text:span><text:span text:style-name="T14">” country=”</text:span><text:span text:style-name="T16">country</text:span><text:span text:style-name="T14">|none” force-page-count format</text:span></text:p>
          <text:p text:style-name="P8"><text:span text:style-name="T14">grouping-separator grouping-size initial-page-number language=”</text:span><text:span text:style-name="T16">language</text:span><text:span text:style-name="T14">|none” letter-value</text:span><text:span text:style-name="T11"> <text:s/></text:span></text:p>
          <text:p text:style-name="P8"><text:span text:style-name="T15"/></text:p>
          <text:p text:style-name="P8"><text:span text:style-name="T15">A container for page output elements. There will</text:span></text:p>
          <text:p text:style-name="P8"><text:span text:style-name="T15">be one &lt;fo:page-sequence&gt; object for each page layout</text:span><text:span text:style-name="T10"> 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7.5cm" svg:height="14.319cm" svg:x="1.84cm" svg:y="9.903cm">
          <text:p text:style-name="P8"><text:span text:style-name="T20">flow</text:span></text:p>
          <text:p text:style-name="P8"><text:span text:style-name="T14">flow-name=”</text:span><text:span text:style-name="T16">name</text:span><text:span text:style-name="T14">”</text:span></text:p>
          <text:p text:style-name="P8"><text:span text:style-name="T15"/></text:p>
          <text:p text:style-name="P8"><text:span text:style-name="T15">Contains all elements to be printed to a page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6.4cm" svg:height="12.177cm" svg:x="2.263cm" svg:y="11.863cm">
          <text:p text:style-name="P8"><text:span text:style-name="T6">block</text:span></text:p>
          <text:p text:style-name="P8"><text:span text:style-name="T14">id=”</text:span><text:span text:style-name="T16">id</text:span><text:span text:style-name="T14">” source-document role background-attachment background-color background-image</text:span></text:p>
          <text:p text:style-name="P8"><text:span text:style-name="T14">background-repeat</text:span></text:p>
          <text:p text:style-name="P8"><text:span text:style-name="T14">background-position-horizontal background-position-vertical border-before-color</text:span></text:p>
          <text:p text:style-name="P8"><text:span text:style-name="T14">border-before-style border-before-width border-after-color border-after-style</text:span></text:p>
          <text:p text:style-name="P8"><text:span text:style-name="T14">border-after-width border-start-color border-start-style border-start-width</text:span></text:p>
          <text:p text:style-name="P8"><text:span text:style-name="T14">border-end-color border-end-style border-end-width border-top-color border-top-style</text:span></text:p>
          <text:p text:style-name="P8"><text:span text:style-name="T14">border-top-width border-bottom-color border-bottom-style border-bottom-width border-left-color</text:span></text:p>
          <text:p text:style-name="P8"><text:span text:style-name="T14">border-left-style border-left-width border-right-color border-right-style border-right-width</text:span></text:p>
          <text:p text:style-name="P8"><text:span text:style-name="T14">padding-before padding-after padding-start padding-end padding-top padding-bottom padding-left</text:span></text:p>
          <text:p text:style-name="P8"><text:span text:style-name="T14">padding-right font-family font-selection-strategy font-size font-stretch font-size-adjust</text:span></text:p>
          <text:p text:style-name="P8"><text:span text:style-name="T14">font-style font-variant font-weight country language script hyphenate hyphen-ation-character</text:span></text:p>
          <text:p text:style-name="P8"><text:span text:style-name="T14">hyphenation-push-character-count hyphenation-remain-charac-ter-count margin-top margin-bottom</text:span></text:p>
          <text:p text:style-name="P8"><text:span text:style-name="T14">margin-left margin-right space-before space-after start-indent end-indent relative-position</text:span></text:p>
          <text:p text:style-name="P8"><text:span text:style-name="T14">break-after break-before color text-depth text-altitude hyphenation-keep hyphenation-ladder-count</text:span></text:p>
          <text:p text:style-name="P8"><text:span text:style-name="T14">intrusion-displace keep-together keep-with-next keep-with-previous last-line-end-indent</text:span></text:p>
          <text:p text:style-name="P8"><text:span text:style-name="T14">linefeed-treatment line-height line-height-shift-adjustment line-stacking-strategy orphans</text:span></text:p>
          <text:p text:style-name="P8"><text:span text:style-name="T14">white-space-treatment span text-align text-align-last text-indent visibility white-space-collapse</text:span></text:p>
          <text:p text:style-name="P8"><text:span text:style-name="T14">widows wrap-option</text:span></text:p>
          <text:p text:style-name="P8"><text:span text:style-name="T11"/></text:p>
          <text:p text:style-name="P8"><text:span text:style-name="T15">Defines a block of output (e.g. paragraphs and titles)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4.414cm" svg:height="5.257cm" svg:x="3.406cm" svg:y="18.55cm">
          <text:p text:style-name="P8"><text:span text:style-name="T6">inline</text:span></text:p>
          <text:p text:style-name="P8"><text:span text:style-name="T14">id source-document role background-attachment background-color background-image</text:span></text:p>
          <text:p text:style-name="P8"><text:span text:style-name="T14">background-repeat background-position-horizontal background-position-vertical</text:span></text:p>
          <text:p text:style-name="P8"><text:span text:style-name="T14">border-before-color border-before-style border-before-width border-after-color</text:span></text:p>
          <text:p text:style-name="P8"><text:span text:style-name="T14">border-after-style border-after-width border-start-color border-start-style</text:span></text:p>
          <text:p text:style-name="P8"><text:span text:style-name="T14">border-start-width border-end-color border-end-style border-end-width border-top-color</text:span></text:p>
          <text:p text:style-name="P8"><text:span text:style-name="T14">border-top-style border-top-width border-bottom-color border-bottom-style</text:span></text:p>
          <text:p text:style-name="P8"><text:span text:style-name="T14">border-bottom-width </text:span><text:span text:style-name="T22">border-left-color border-left-style border-left-width</text:span></text:p>
          <text:p text:style-name="P8"><text:span text:style-name="T22">border-right-color </text:span><text:span text:style-name="T14">border-right-style Border-right-width padding-before padding-after</text:span></text:p>
          <text:p text:style-name="P8"><text:span text:style-name="T14">padding-start padding-end padding-top Padding-bottom padding-left padding-right</text:span></text:p>
          <text:p text:style-name="P8"><text:span text:style-name="T14">font-family font-selection-strategy font-size font-stretch font-size-adjust</text:span></text:p>
          <text:p text:style-name="P8"><text:span text:style-name="T14">font-style font-variant font-weight space-end space-start relative-position</text:span></text:p>
          <text:p text:style-name="P8"><text:span text:style-name="T14">align-ment-adjust alignment-baseline baseline-shift block-progression-dimension color</text:span></text:p>
          <text:p text:style-name="P8"><text:span text:style-name="T14">dominant-baseline height inline-progression-dimension keep-together keep-with-next</text:span></text:p>
          <text:p text:style-name="P8"><text:span text:style-name="T14">keep-with-previous line-height text-decoration visibility width wrap-option</text:span></text:p>
          <text:p text:style-name="P8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8" draw:text-style-name="P6" draw:layer="layout" svg:width="17.203cm" svg:height="2.646cm" svg:x="1.821cm" svg:y="25.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17.203cm" svg:height="2.646cm" svg:x="2.123cm" svg:y="25.52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17.203cm" svg:height="2.646cm" svg:x="2.397cm" svg:y="25.654cm">
            <text:p text:style-name="P3"><text:span text:style-name="T6">static-content</text:span></text:p>
            <text:p text:style-name="P3"><text:span text:style-name="T10">flow-nam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6" draw:layer="layout" svg:width="14.466cm" svg:height="1.377cm" svg:x="4.4cm" svg:y="26.65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14.466cm" svg:height="1.377cm" svg:x="4.66cm" svg:y="26.73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14.466cm" svg:height="1.377cm" svg:x="4.934cm" svg:y="26.823cm">
            <text:p text:style-name="P3"><text:span text:style-name="T6">block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9" draw:text-style-name="P6" draw:layer="Layout" svg:width="12.5cm" svg:height="0.647cm" svg:x="6.42cm" svg:y="27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12.5cm" svg:height="0.647cm" svg:x="6.502cm" svg:y="27.1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12.5cm" svg:height="0.647cm" svg:x="6.597cm" svg:y="27.27cm">
          <text:p text:style-name="P8"><text:span text:style-name="T6">in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10.95cm" svg:height="1.276cm" svg:x="5.025cm" svg:y="1.4cm">
          <draw:text-box>
            <text:p text:style-name="P5"><text:span text:style-name="T8">FO structure overview 5</text:span></text:p>
          </draw:text-box>
        </draw:frame>
      </draw:page>
      <draw:page draw:name="FO structure overview 6" draw:style-name="dp1" draw:master-page-name="Standard">
        <draw:custom-shape draw:style-name="gr10" draw:text-style-name="P6" draw:layer="Layout" svg:width="19cm" svg:height="23.9cm" svg:x="1cm" svg:y="4.8cm">
          <text:p text:style-name="P8"><text:span text:style-name="T20">fo:root</text:span></text:p>
          <text:p text:style-name="P8"><text:span text:style-name="T13">media-usage</text:span><text:span text:style-name="T14">=”auto|paginate|bounded-in-one-dimension|unbounded”</text:span></text:p>
          <text:p text:style-name="P8"><text:span text:style-name="T10"/></text:p>
          <text:p text:style-name="P8"><text:span text:style-name="T15">The root (top) node for XSL-FO 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8.9cm" svg:height="3.9cm" svg:x="2.1cm" svg:y="6.9cm">
          <text:p text:style-name="P9"><text:span text:style-name="T6">page-sequ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8.3cm" svg:height="3.1cm" svg:x="2.6cm" svg:y="7.6cm">
          <text:p text:style-name="P8"><text:span text:style-name="T6">fl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7.6cm" svg:height="2.3cm" svg:x="3.2cm" svg:y="8.3cm">
          <text:p text:style-name="P8"><text:span text:style-name="T6">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7.1cm" svg:height="1.554cm" svg:x="3.6cm" svg:y="8.946cm">
          <text:p text:style-name="P8"><text:span text:style-name="T6">basic-l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1.7cm" svg:height="0.7cm" svg:x="4cm" svg:y="9.646cm">
          <text:p text:style-name="P9"><text:span text:style-name="T6">l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4.7cm" svg:height="0.7cm" svg:x="5.9cm" svg:y="9.646cm">
          <text:p text:style-name="P9"><text:span text:style-name="T6">page-number-c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8.123cm" svg:height="4.323cm" svg:x="1.777cm" svg:y="12.4cm">
          <text:p text:style-name="P8"><text:span text:style-name="T6">table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7" draw:layer="layout" svg:width="3.023cm" svg:height="0.7cm" svg:x="4.529cm" svg:y="12.67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3.023cm" svg:height="0.7cm" svg:x="4.623cm" svg:y="12.7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3.023cm" svg:height="0.7cm" svg:x="4.711cm" svg:y="12.874cm">
            <text:p><text:span text:style-name="T6">table-column</text:span></text:p>
            <draw:enhanced-geometry svg:viewBox="0 0 21600 21600" draw:type="rectangle" draw:enhanced-path="M 0 0 L 21600 0 21600 21600 0 21600 0 0 Z N"/>
          </draw:custom-shape>
        </draw:g>
        <draw:custom-shape draw:style-name="gr11" draw:text-style-name="P7" draw:layer="Layout" svg:width="7.023cm" svg:height="2.7cm" svg:x="2.677cm" svg:y="13.877cm">
          <text:p text:style-name="P9"><text:span text:style-name="T6">table-body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5.7cm" svg:height="3cm" svg:x="12.8cm" svg:y="7.2cm">
          <text:p text:style-name="P9"><text:span text:style-name="T6">page-sequence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5cm" svg:height="2.146cm" svg:x="13.4cm" svg:y="7.954cm">
          <text:p text:style-name="P8"><text:span text:style-name="T6">flow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4.377cm" svg:height="1.377cm" svg:x="13.923cm" svg:y="8.623cm">
          <text:p text:style-name="P8"><text:span text:style-name="T6">block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.877cm" svg:height="0.669cm" svg:x="14.323cm" svg:y="9.231cm">
          <text:p text:style-name="P8"><text:span text:style-name="T6">external-graphic</text:span></text:p>
          <draw:enhanced-geometry svg:viewBox="0 0 21600 21600" draw:type="rectangle" draw:enhanced-path="M 0 0 L 21600 0 21600 21600 0 21600 0 0 Z N"/>
        </draw:custom-shape>
        <draw:g>
          <draw:custom-shape draw:style-name="gr18" draw:text-style-name="P6" draw:layer="layout" svg:width="5.923cm" svg:height="1.6cm" svg:x="3.184cm" svg:y="14.57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5.923cm" svg:height="1.6cm" svg:x="3.281cm" svg:y="14.69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5.923cm" svg:height="1.6cm" svg:x="3.376cm" svg:y="14.806cm">
            <text:p text:style-name="P3"><text:span text:style-name="T6">table-row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5.923cm" svg:height="1.6cm" svg:x="3.377cm" svg:y="14.806cm">
            <text:p text:style-name="P3"><text:span text:style-name="T6">table-row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6" draw:layer="layout" svg:width="2.7cm" svg:height="0.7cm" svg:x="5.981cm" svg:y="15.20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2.7cm" svg:height="0.7cm" svg:x="6.081cm" svg:y="15.33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2.7cm" svg:height="0.7cm" svg:x="6.176cm" svg:y="15.456cm">
            <text:p text:style-name="P3"><text:span text:style-name="T6">table-cell</text:span></text:p>
            <draw:enhanced-geometry svg:viewBox="0 0 21600 21600" draw:type="rectangle" draw:enhanced-path="M 0 0 L 21600 0 21600 21600 0 21600 0 0 Z N"/>
          </draw:custom-shape>
        </draw:g>
        <draw:frame draw:style-name="gr6" draw:text-style-name="P5" draw:layer="layout" svg:width="10.95cm" svg:height="1.276cm" svg:x="5.025cm" svg:y="1.4cm">
          <draw:text-box>
            <text:p text:style-name="P5"><text:span text:style-name="T8">FO structure overview 6</text:span></text:p>
          </draw:text-box>
        </draw:frame>
      </draw:page>
      <draw:page draw:name="misc" draw:style-name="dp1" draw:master-page-name="Standard">
        <draw:custom-shape draw:style-name="gr9" draw:text-style-name="P6" draw:layer="layout" svg:width="4.9cm" svg:height="1cm" svg:x="12cm" svg:y="5.8cm">
          <text:p text:style-name="P3"><text:span text:style-name="T6">basic-link</text:span></text:p>
          <text:p text:style-name="P3"><text:span text:style-name="T12">Represents the start resource of a l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299cm" svg:height="1cm" svg:x="11.701cm" svg:y="2cm">
          <text:p text:style-name="P3"><text:span text:style-name="T6">bidi-override</text:span></text:p>
          <text:p text:style-name="P3"><text:span text:style-name="T12">Overrides the default Unicode BIDI dir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4.6cm" svg:height="1cm" svg:x="11.7cm" svg:y="4.6cm">
          <text:p text:style-name="P3"><text:span text:style-name="T6">block-container</text:span></text:p>
          <text:p text:style-name="P3"><text:span text:style-name="T12">Defines a block-level reference-are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cm" svg:height="1.1cm" svg:x="12cm" svg:y="8.5cm">
          <text:p text:style-name="P3"><text:span text:style-name="T6">float</text:span></text:p>
          <text:p text:style-name="P3"><text:span text:style-name="T12">Used for a graphic where the graphics data</text:span></text:p>
          <text:p text:style-name="P3"><text:span text:style-name="T12">resides outside of the XML result tr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6.6cm" svg:height="1.3cm" svg:x="2.1cm" svg:y="6.3cm">
          <text:p text:style-name="P3"><text:span text:style-name="T6">external-graphic</text:span></text:p>
          <text:p text:style-name="P3"><text:span text:style-name="T12">Typically used to position an image in a separate area</text:span></text:p>
          <text:p text:style-name="P3"><text:span text:style-name="T12">at the beginning of a page OR to position an image to</text:span></text:p>
          <text:p text:style-name="P3"><text:span text:style-name="T12">one side, with the content flowing along-side of the 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7cm" svg:height="1cm" svg:x="12.9cm" svg:y="12.1cm">
          <text:p text:style-name="P3"><text:span text:style-name="T6">footnote</text:span></text:p>
          <text:p text:style-name="P3"><text:span text:style-name="T12">Defines a footnote within the region-body of a 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4.4cm" svg:height="1cm" svg:x="12.9cm" svg:y="13.7cm">
          <text:p text:style-name="P3"><text:span text:style-name="T6">footnote-body</text:span></text:p>
          <text:p text:style-name="P3"><text:span text:style-name="T12">Defines the content of the footno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4.9cm" svg:height="1cm" svg:x="12.9cm" svg:y="15cm">
          <text:p text:style-name="P3"><text:span text:style-name="T6">initial-property-set</text:span></text:p>
          <text:p text:style-name="P3"><text:span text:style-name="T12">Formats the first line of an &lt;fo:block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4.1cm" svg:height="1cm" svg:x="6.3cm" svg:y="15.5cm">
          <text:p text:style-name="P3"><text:span text:style-name="T6">inline-container</text:span></text:p>
          <text:p text:style-name="P3"><text:span text:style-name="T12">Defines an inline reference-are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7cm" svg:height="1.4cm" svg:x="12.1cm" svg:y="17.3cm">
          <text:p text:style-name="P3"><text:span text:style-name="T6">instream-foreign-object</text:span></text:p>
          <text:p text:style-name="P3"><text:span text:style-name="T12">Used for inline graphics or for "generic" objects</text:span></text:p>
          <text:p text:style-name="P3"><text:span text:style-name="T12">where the object's data resides </text:span><text:span text:style-name="T23">as descendants of</text:span></text:p>
          <text:p text:style-name="P3"><text:span text:style-name="T23">&lt;fo:instream-foreign-objec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6.6cm" svg:height="1.4cm" svg:x="2cm" svg:y="2cm">
          <text:p text:style-name="P3"><text:span text:style-name="T6">leader</text:span></text:p>
          <text:p text:style-name="P3"><text:span text:style-name="T12">Used to generate "." to separate titles from page numbers</text:span></text:p>
          <text:p text:style-name="P3"><text:span text:style-name="T12">in table of contents, or to create input fields in forms,</text:span></text:p>
          <text:p text:style-name="P3"><text:span text:style-name="T12">or to create horizontal r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4.1cm" svg:height="1.1cm" svg:x="1.8cm" svg:y="8.1cm">
          <text:p text:style-name="P3"><text:span text:style-name="T6">marker</text:span></text:p>
          <text:p text:style-name="P3"><text:span text:style-name="T12">Used with &lt;fo:retrieve-marker&gt; to</text:span></text:p>
          <text:p text:style-name="P3"><text:span text:style-name="T12">create running headers or foo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4.2cm" svg:height="0.9cm" svg:x="1.4cm" svg:y="15.8cm">
          <text:p text:style-name="P3"><text:span text:style-name="T6">page-number</text:span></text:p>
          <text:p text:style-name="P3"><text:span text:style-name="T12">Represents the current page-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6.1cm" svg:height="1.1cm" svg:x="1.4cm" svg:y="17.2cm">
          <text:p text:style-name="P3"><text:span text:style-name="T6">page-number-citation</text:span></text:p>
          <text:p text:style-name="P3"><text:span text:style-name="T12">References the page-number for the page that contains</text:span></text:p>
          <text:p text:style-name="P3"><text:span text:style-name="T12">the first normal area returned by the cited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6.8cm" svg:height="0.9cm" svg:x="1.4cm" svg:y="13.1cm">
          <text:p text:style-name="P3"><text:span text:style-name="T6">retrieve-marker</text:span></text:p>
          <text:p text:style-name="P3"><text:span text:style-name="T12">Used with &lt;fo:marker&gt; to create running headers or foo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4.1cm" svg:height="0.9cm" svg:x="2.4cm" svg:y="11.8cm">
          <text:p text:style-name="P3"><text:span text:style-name="T6">title</text:span></text:p>
          <text:p text:style-name="P3"><text:span text:style-name="T12">Defines a title for a page-sequ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6.8cm" svg:height="0.9cm" svg:x="1.8cm" svg:y="10.2cm">
          <text:p text:style-name="P3"><text:span text:style-name="T6">wrapper</text:span></text:p>
          <text:p text:style-name="P3"><text:span text:style-name="T12">Specifies inherited properties for a group of XSL-FO obje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2.7cm" svg:height="0.9cm" svg:x="5.3cm" svg:y="20cm">
          <text:p text:style-name="P3"><text:span text:style-name="T6">list-block</text:span></text:p>
          <text:p text:style-name="P3"><text:span text:style-name="T12">Defines a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3.8cm" svg:height="1cm" svg:x="1.2cm" svg:y="20.1cm">
          <text:p text:style-name="P3"><text:span text:style-name="T6">list-item</text:span></text:p>
          <text:p text:style-name="P3"><text:span text:style-name="T12">Contains each item in the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4.8cm" svg:height="1cm" svg:x="1.2cm" svg:y="21.3cm">
          <text:p text:style-name="P3"><text:span text:style-name="T6">list-item-body</text:span></text:p>
          <text:p text:style-name="P3"><text:span text:style-name="T12">Contains the content/body of the list-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4.6cm" svg:height="1.2cm" svg:x="6.2cm" svg:y="21.1cm">
          <text:p text:style-name="P3"><text:span text:style-name="T6">list-item-label</text:span></text:p>
          <text:p text:style-name="P3"><text:span text:style-name="T12">Contains the label for the list-item</text:span></text:p>
          <text:p text:style-name="P3"><text:span text:style-name="T12">(typically a number, character, etc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1cm" svg:height="1.5cm" svg:x="1.4cm" svg:y="25.4cm">
          <text:p text:style-name="P3"><text:span text:style-name="T6">multi-case</text:span></text:p>
          <text:p text:style-name="P3"><text:span text:style-name="T12">Contains (within an &lt;fo:multi-switch&gt;) each</text:span></text:p>
          <text:p text:style-name="P3"><text:span text:style-name="T12">alternative sub-tree of XSL-FO objects.</text:span></text:p>
          <text:p text:style-name="P3"><text:span text:style-name="T12">The parent &lt;fo:multi-switch&gt; will choose</text:span></text:p>
          <text:p text:style-name="P3"><text:span text:style-name="T12">which alternative to show and hide the r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7cm" svg:height="1cm" svg:x="2.5cm" svg:y="24.3cm">
          <text:p text:style-name="P3"><text:span text:style-name="T6">multi-properties</text:span></text:p>
          <text:p text:style-name="P3"><text:span text:style-name="T12">Used to switch between two or more property-s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9cm" svg:height="1.1cm" svg:x="6.9cm" svg:y="25.6cm">
          <text:p text:style-name="P3"><text:span text:style-name="T6">multi-property-set</text:span></text:p>
          <text:p text:style-name="P3"><text:span text:style-name="T12">Specifies an alternative property-set that will</text:span></text:p>
          <text:p text:style-name="P3"><text:span text:style-name="T12">be applied depending on the state of the user ag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4.9cm" svg:height="1.3cm" svg:x="6.9cm" svg:y="27.2cm">
          <text:p text:style-name="P3"><text:span text:style-name="T6">multi-switch</text:span></text:p>
          <text:p text:style-name="P3"><text:span text:style-name="T12">Holds one or more &lt;fo:multi-case&gt; objects</text:span></text:p>
          <text:p text:style-name="P3"><text:span text:style-name="T12">and controls the switching between them</text:span></text:p>
          <text:p text:style-name="P3"><text:span text:style-name="T12">(activated by &lt;fo:multi-toggle&gt;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4.9cm" svg:height="0.9cm" svg:x="1.1cm" svg:y="27.4cm">
          <text:p text:style-name="P3"><text:span text:style-name="T6">multi-toggle</text:span></text:p>
          <text:p text:style-name="P3"><text:span text:style-name="T12">Used to switch to another &lt;fo:multi-cas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4.6cm" svg:height="0.9cm" svg:x="11.9cm" svg:y="18.9cm">
          <text:p text:style-name="P3"><text:span text:style-name="T6">table</text:span></text:p>
          <text:p text:style-name="P3"><text:span text:style-name="T12">Formats the tabular material of a 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4cm" svg:height="0.9cm" svg:x="14.3cm" svg:y="24.7cm">
          <text:p text:style-name="P3"><text:span text:style-name="T6">table-and-caption</text:span></text:p>
          <text:p text:style-name="P3"><text:span text:style-name="T12">Formats a table and its ca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4.6cm" svg:height="0.9cm" svg:x="11.9cm" svg:y="23.7cm">
          <text:p text:style-name="P3"><text:span text:style-name="T6">table-body</text:span></text:p>
          <text:p text:style-name="P3"><text:span text:style-name="T12">Container for table rows and table cel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3.9cm" svg:height="0.9cm" svg:x="15.1cm" svg:y="22.5cm">
          <text:p text:style-name="P3"><text:span text:style-name="T6">table-caption</text:span></text:p>
          <text:p text:style-name="P3"><text:span text:style-name="T12">Contains the caption for a 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2.7cm" svg:height="0.9cm" svg:x="12cm" svg:y="22.5cm">
          <text:p text:style-name="P3"><text:span text:style-name="T6">table-cell</text:span></text:p>
          <text:p text:style-name="P3"><text:span text:style-name="T12">Defines a table ce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3.8cm" svg:height="0.9cm" svg:x="12.2cm" svg:y="20cm">
          <text:p text:style-name="P3"><text:span text:style-name="T6">table-column</text:span></text:p>
          <text:p text:style-name="P3"><text:span text:style-name="T12">Formats the columns of a 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3cm" svg:height="0.9cm" svg:x="16.9cm" svg:y="23.6cm">
          <text:p text:style-name="P3"><text:span text:style-name="T6">table-footer</text:span></text:p>
          <text:p text:style-name="P3"><text:span text:style-name="T12">Defines a table foo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3cm" svg:height="0.9cm" svg:x="12.1cm" svg:y="21.2cm">
          <text:p text:style-name="P3"><text:span text:style-name="T6">table-header</text:span></text:p>
          <text:p text:style-name="P3"><text:span text:style-name="T12">Defines a table 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2.7cm" svg:height="0.9cm" svg:x="15.6cm" svg:y="21.3cm">
          <text:p text:style-name="P3"><text:span text:style-name="T6">table-row</text:span></text:p>
          <text:p text:style-name="P3"><text:span text:style-name="T12">Defines a table row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kira </meta:initial-creator>
    <meta:creation-date>2012-11-19T14:28:36</meta:creation-date>
    <meta:generator>LibreOffice/4.0.3.3$Linux_X86_64 LibreOffice_project/400m0$Build-3</meta:generator>
    <dc:date>2013-05-29T09:04:58</dc:date>
    <dc:creator>Akira </dc:creator>
    <meta:editing-duration>P2DT21H8M7S</meta:editing-duration>
    <meta:editing-cycles>47</meta:editing-cycles>
    <meta:document-statistic meta:object-count="157"/>
  </office:meta>
</office:document-meta>
</file>